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00000043859A76AE6209F1F26.png" manifest:media-type="image/png"/>
  <manifest:file-entry manifest:full-path="Pictures/10000001000000C8000000FEAB4967D0C710E6FF.png" manifest:media-type="image/png"/>
  <manifest:file-entry manifest:full-path="Pictures/100000000000028F000001D6F5E86CFB561557DD.png" manifest:media-type="image/png"/>
  <manifest:file-entry manifest:full-path="Pictures/100000010000072E00000438C0D123F54C4D7B60.png" manifest:media-type="image/png"/>
  <manifest:file-entry manifest:full-path="Pictures/10000001000007310000043893933BFA852FA0A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28471f" loext:opacity="100%" fo:font-weight="bold" officeooo:rsid="00052006" officeooo:paragraph-rsid="00052006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28471f" loext:opacity="100%" fo:font-size="24pt" fo:font-weight="bold" officeooo:rsid="0001925f" officeooo:paragraph-rsid="0001925f" style:font-size-asian="24pt" style:language-asian="es" style:country-asian="ES" style:font-weight-asian="bold" style:font-size-complex="24pt" style:font-weight-complex="bold"/>
    </style:style>
    <style:style style:name="P3" style:family="paragraph" style:parent-style-name="Title">
      <style:text-properties fo:color="#28471f" loext:opacity="100%" fo:font-size="40pt" officeooo:rsid="00052006" officeooo:paragraph-rsid="00052006" style:font-size-asian="40pt" style:font-size-complex="4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officeooo:rsid="0001925f" officeooo:paragraph-rsid="0001925f"/>
    </style:style>
    <style:style style:name="P6" style:family="paragraph" style:parent-style-name="Standard">
      <style:text-properties officeooo:rsid="0001925f" officeooo:paragraph-rsid="0001925f" style:language-asian="es" style:country-asian="ES"/>
    </style:style>
    <style:style style:name="P7" style:family="paragraph" style:parent-style-name="Text_20_body">
      <style:paragraph-properties fo:text-align="center" style:justify-single-word="false"/>
      <style:text-properties officeooo:rsid="0001925f" officeooo:paragraph-rsid="0001925f" style:language-asian="es" style:country-asian="ES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 style:master-page-name="First_20_Page">
      <style:paragraph-properties style:page-number="auto"/>
      <style:text-properties officeooo:rsid="0001925f" officeooo:paragraph-rsid="0001925f"/>
    </style:style>
    <style:style style:name="P11" style:family="paragraph" style:parent-style-name="Text_20_body">
      <style:paragraph-properties fo:text-align="end" style:justify-single-word="false"/>
      <style:text-properties fo:color="#1e6a39" loext:opacity="100%" officeooo:rsid="0007248f" officeooo:paragraph-rsid="0007248f" style:language-asian="es" style:country-asian="ES"/>
    </style:style>
    <style:style style:name="P12" style:family="paragraph" style:parent-style-name="Heading_20_1" style:list-style-name="">
      <style:paragraph-properties fo:text-align="start" style:justify-single-word="false" fo:orphans="2" fo:widows="2"/>
    </style:style>
    <style:style style:name="P13" style:family="paragraph" style:parent-style-name="Heading_20_1">
      <style:paragraph-properties fo:break-before="page"/>
      <style:text-properties officeooo:rsid="0009202d" officeooo:paragraph-rsid="0009202d"/>
    </style:style>
    <style:style style:name="T1" style:family="text">
      <style:text-properties officeooo:rsid="000724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/>
      <text:p text:style-name="P6"/>
      <text:p text:style-name="P6"/>
      <text:p text:style-name="P6"><draw:frame draw:style-name="fr3" draw:name="Imagen1" text:anchor-type="paragraph" svg:x="-2.274cm" svg:y="0cm" svg:width="20.971cm" svg:height="14.416cm" draw:z-index="3"><draw:image xlink:href="Pictures/100000000000028F000001D6F5E86CFB561557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">Lenguaje de Marcas</text:p>
      <text:p text:style-name="P2">Práctica <text:span text:style-name="T1">2</text:span></text:p>
      <text:p text:style-name="P7"/>
      <text:p text:style-name="P7"/>
      <text:p text:style-name="P7"/>
      <text:p text:style-name="P11">Lucas Ramos Rumbo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9"><text:a xlink:type="simple" xlink:href="#__RefHeading___Toc210_3637548136" text:style-name="Index_20_Link" text:visited-style-name="Index_20_Link">EJERCICIO 1<text:tab/>2</text:a></text:p>
          <text:p text:style-name="P9"><text:a xlink:type="simple" xlink:href="#__RefHeading___Toc212_3637548136" text:style-name="Index_20_Link" text:visited-style-name="Index_20_Link">EJERCICIO 2<text:tab/>2</text:a></text:p>
          <text:p text:style-name="P9"><text:a xlink:type="simple" xlink:href="#__RefHeading___Toc214_3637548136" text:style-name="Index_20_Link" text:visited-style-name="Index_20_Link">EJERCICIO 3<text:tab/>2</text:a></text:p>
        </text:index-body>
      </text:table-of-content>
      <text:h text:style-name="Heading_20_1" text:outline-level="1"/>
      <text:h text:style-name="P12" text:outline-level="1"/>
      <text:h text:style-name="P13" text:outline-level="1"><text:bookmark-start text:name="__RefHeading___Toc210_3637548136"/>CAPTURAS RESULTADO WEB.<text:bookmark-end text:name="__RefHeading___Toc210_3637548136"/></text:h>
      <text:p text:style-name="Text_20_body"/>
      <text:p text:style-name="Text_20_body"><draw:frame draw:style-name="fr2" draw:name="Imagen3" text:anchor-type="char" svg:x="0cm" svg:y="-0.24cm" svg:width="17cm" svg:height="9.989cm" draw:z-index="4"><draw:image xlink:href="Pictures/100000010000072E00000438C0D123F54C4D7B60.png" xlink:type="simple" xlink:show="embed" xlink:actuate="onLoad" draw:mime-type="image/png"/></draw:frame></text:p>
      <text:p text:style-name="Text_20_body"><draw:frame draw:style-name="fr2" draw:name="Imagen4" text:anchor-type="char" svg:x="0cm" svg:y="-0.189cm" svg:width="17cm" svg:height="9.977cm" draw:z-index="5"><draw:image xlink:href="Pictures/10000001000007300000043859A76AE6209F1F26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n5" text:anchor-type="char" svg:width="17cm" svg:height="9.971cm" draw:z-index="6"><draw:image xlink:href="Pictures/10000001000007310000043893933BFA852FA0A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5"/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0.499cm" style:auto-text-indent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start" style:justify-single-word="false" style:page-number="auto"/>
      <style:text-properties fo:color="#224b12" loext:opacity="100%" style:font-name="Arial1" fo:font-family="Arial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.176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fo:color="#ffffff" loext:opacity="100%" fo:font-size="11pt" fo:letter-spacing="0.026cm" fo:background-color="#549e39" style:font-size-asian="11pt" style:font-name-complex="Times New Roman" style:font-family-complex="'Times New Roman'" style:font-family-generic-complex="system" style:font-pitch-complex="variable" style:font-size-complex="11pt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daefd3" style:font-name-complex="Times New Roman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28471f" loext:opacity="100%" fo:font-weight="bold" officeooo:rsid="00052006" officeooo:paragraph-rsid="00052006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5.36cm" svg:y="-0.817cm" svg:width="1.258cm" svg:height="1.596cm" draw:z-index="2"><draw:image xlink:href="Pictures/10000001000000C8000000FEAB4967D0C710E6FF.png" xlink:type="simple" xlink:show="embed" xlink:actuate="onLoad" draw:mime-type="image/png"/></draw:frame>ASIR 1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19:03:18.962000000</meta:creation-date>
    <dc:date>2021-11-15T12:12:30.733000000</dc:date>
    <meta:editing-duration>PT16M42S</meta:editing-duration>
    <meta:editing-cycles>5</meta:editing-cycles>
    <meta:generator>LibreOffice/7.2.2.2$Windows_X86_64 LibreOffice_project/02b2acce88a210515b4a5bb2e46cbfb63fe97d56</meta:generator>
    <meta:document-statistic meta:table-count="0" meta:image-count="5" meta:object-count="0" meta:page-count="4" meta:paragraph-count="10" meta:word-count="24" meta:character-count="120" meta:non-whitespace-character-count="106"/>
  </office:meta>
</office:document-meta>
</file>